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4pt" officeooo:rsid="00173666" officeooo:paragraph-rsid="00251330" style:font-size-asian="14pt" style:font-size-complex="14pt"/>
    </style:style>
    <style:style style:name="P2" style:family="paragraph" style:parent-style-name="Standard">
      <style:text-properties style:font-name="Times" fo:font-size="14pt" officeooo:rsid="001937b1" officeooo:paragraph-rsid="00251330" style:font-size-asian="14pt" style:font-size-complex="14pt"/>
    </style:style>
    <style:style style:name="P3" style:family="paragraph" style:parent-style-name="Standard">
      <style:text-properties style:font-name="Times" fo:font-size="14pt" officeooo:rsid="0017e3b9" officeooo:paragraph-rsid="00251330" style:font-size-asian="14pt" style:font-size-complex="14pt"/>
    </style:style>
    <style:style style:name="P4" style:family="paragraph" style:parent-style-name="Standard">
      <style:text-properties style:font-name="Times" fo:font-size="14pt" officeooo:rsid="002280ca" officeooo:paragraph-rsid="00251330" style:font-size-asian="14pt" style:font-size-complex="14pt"/>
    </style:style>
    <style:style style:name="P5" style:family="paragraph" style:parent-style-name="Standard">
      <style:text-properties style:font-name="Times" fo:font-size="14pt" officeooo:rsid="0025926e" officeooo:paragraph-rsid="00251330" style:font-size-asian="14pt" style:font-size-complex="14pt"/>
    </style:style>
    <style:style style:name="P6" style:family="paragraph" style:parent-style-name="Standard">
      <style:text-properties style:font-name="Times" fo:font-size="14pt" officeooo:rsid="0025dbe7" officeooo:paragraph-rsid="00251330" style:font-size-asian="14pt" style:font-size-complex="14pt"/>
    </style:style>
    <style:style style:name="P7" style:family="paragraph" style:parent-style-name="Standard">
      <style:text-properties fo:font-size="14pt" fo:font-weight="bold" officeooo:rsid="000f5564" officeooo:paragraph-rsid="000f556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f5564" officeooo:paragraph-rsid="000f5564" style:font-size-asian="14pt" style:font-size-complex="14pt"/>
    </style:style>
    <style:style style:name="P9" style:family="paragraph" style:parent-style-name="Standard">
      <style:text-properties fo:font-size="14pt" officeooo:rsid="001293d0" officeooo:paragraph-rsid="001293d0" style:font-size-asian="14pt" style:font-size-complex="14pt"/>
    </style:style>
    <style:style style:name="P10" style:family="paragraph" style:parent-style-name="Standard">
      <style:text-properties fo:font-size="14pt" officeooo:rsid="00162af3" officeooo:paragraph-rsid="00162af3" style:font-size-asian="14pt" style:font-size-complex="14pt"/>
    </style:style>
    <style:style style:name="P11" style:family="paragraph" style:parent-style-name="Standard">
      <style:text-properties fo:font-size="14pt" officeooo:rsid="00162af3" officeooo:paragraph-rsid="00172906" style:font-size-asian="14pt" style:font-size-complex="14pt"/>
    </style:style>
    <style:style style:name="P12" style:family="paragraph" style:parent-style-name="Standard">
      <style:text-properties fo:font-size="14pt" officeooo:rsid="001a1dab" officeooo:paragraph-rsid="001a1dab" style:font-size-asian="14pt" style:font-size-complex="14pt"/>
    </style:style>
    <style:style style:name="P13" style:family="paragraph" style:parent-style-name="Standard">
      <style:text-properties fo:font-size="14pt" officeooo:rsid="001d7cff" officeooo:paragraph-rsid="001d7cff" style:font-size-asian="14pt" style:font-size-complex="14pt"/>
    </style:style>
    <style:style style:name="P14" style:family="paragraph" style:parent-style-name="Standard">
      <style:text-properties fo:font-size="14pt" officeooo:rsid="00173666" officeooo:paragraph-rsid="00251330" style:font-size-asian="14pt" style:font-size-complex="14pt"/>
    </style:style>
    <style:style style:name="P15" style:family="paragraph" style:parent-style-name="Standard">
      <style:text-properties fo:font-size="14pt" officeooo:rsid="0025dbe7" officeooo:paragraph-rsid="00251330" style:font-size-asian="14pt" style:font-size-complex="14pt"/>
    </style:style>
    <style:style style:name="P16" style:family="paragraph" style:parent-style-name="Standard">
      <style:text-properties fo:font-size="14pt" officeooo:rsid="0029c49c" officeooo:paragraph-rsid="00251330" style:font-size-asian="14pt" style:font-size-complex="14pt"/>
    </style:style>
    <style:style style:name="P17" style:family="paragraph" style:parent-style-name="Standard">
      <style:text-properties fo:font-size="14pt" officeooo:rsid="002db258" officeooo:paragraph-rsid="00251330" style:font-size-asian="14pt" style:font-size-complex="14pt"/>
    </style:style>
    <style:style style:name="P18" style:family="paragraph" style:parent-style-name="Standard">
      <style:text-properties fo:font-size="14pt" officeooo:rsid="002a2c8d" officeooo:paragraph-rsid="00251330" style:font-size-asian="14pt" style:font-size-complex="14pt"/>
    </style:style>
    <style:style style:name="P19" style:family="paragraph" style:parent-style-name="Standard">
      <style:text-properties fo:font-size="14pt" officeooo:rsid="002b6e25" officeooo:paragraph-rsid="00251330" style:font-size-asian="14pt" style:font-size-complex="14pt"/>
    </style:style>
    <style:style style:name="P20" style:family="paragraph" style:parent-style-name="Standard">
      <style:text-properties fo:font-size="14pt" officeooo:rsid="002c4476" officeooo:paragraph-rsid="00251330" style:font-size-asian="14pt" style:font-size-complex="14pt"/>
    </style:style>
    <style:style style:name="P21" style:family="paragraph" style:parent-style-name="Standard">
      <style:text-properties fo:font-size="14pt" officeooo:rsid="002f2381" officeooo:paragraph-rsid="00251330" style:font-size-asian="14pt" style:font-size-complex="14pt"/>
    </style:style>
    <style:style style:name="P22" style:family="paragraph" style:parent-style-name="Standard">
      <style:text-properties fo:font-size="14pt" officeooo:rsid="0032fc82" officeooo:paragraph-rsid="00251330" style:font-size-asian="14pt" style:font-size-complex="14pt"/>
    </style:style>
    <style:style style:name="T1" style:family="text">
      <style:text-properties officeooo:rsid="00122733"/>
    </style:style>
    <style:style style:name="T2" style:family="text">
      <style:text-properties officeooo:rsid="001293d0"/>
    </style:style>
    <style:style style:name="T3" style:family="text">
      <style:text-properties officeooo:rsid="00162427"/>
    </style:style>
    <style:style style:name="T4" style:family="text">
      <style:text-properties officeooo:rsid="00162af3"/>
    </style:style>
    <style:style style:name="T5" style:family="text">
      <style:text-properties officeooo:rsid="001d7cff"/>
    </style:style>
    <style:style style:name="T6" style:family="text">
      <style:text-properties officeooo:rsid="001ddc00"/>
    </style:style>
    <style:style style:name="T7" style:family="text">
      <style:text-properties style:font-name="Times"/>
    </style:style>
    <style:style style:name="T8" style:family="text">
      <style:text-properties style:font-name="Times" officeooo:rsid="0030de25"/>
    </style:style>
    <style:style style:name="T9" style:family="text">
      <style:text-properties officeooo:rsid="0030de25"/>
    </style:style>
    <style:style style:name="T10" style:family="text">
      <style:text-properties officeooo:rsid="0017e3b9"/>
    </style:style>
    <style:style style:name="T11" style:family="text">
      <style:text-properties officeooo:rsid="001937b1"/>
    </style:style>
    <style:style style:name="T12" style:family="text">
      <style:text-properties officeooo:rsid="0023fb6e"/>
    </style:style>
    <style:style style:name="T13" style:family="text">
      <style:text-properties officeooo:rsid="0025dbe7"/>
    </style:style>
    <style:style style:name="T14" style:family="text">
      <style:text-properties officeooo:rsid="0029c49c"/>
    </style:style>
    <style:style style:name="T15" style:family="text">
      <style:text-properties officeooo:rsid="002db258"/>
    </style:style>
    <style:style style:name="T16" style:family="text">
      <style:text-properties officeooo:rsid="002b6e25"/>
    </style:style>
    <style:style style:name="T17" style:family="text">
      <style:text-properties officeooo:rsid="002b999c"/>
    </style:style>
    <style:style style:name="T18" style:family="text">
      <style:text-properties officeooo:rsid="001477f4"/>
    </style:style>
    <style:style style:name="T19" style:family="text">
      <style:text-properties officeooo:rsid="002e844d"/>
    </style:style>
    <style:style style:name="T20" style:family="text">
      <style:text-properties officeooo:rsid="0034950f"/>
    </style:style>
    <style:style style:name="T21" style:family="text">
      <style:text-properties officeooo:rsid="0037a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ecific Requirements</text:p>
      <text:p text:style-name="P8">1. Restrictions</text:p>
      <text:p text:style-name="P8"><text:tab/>1.1. User Side</text:p>
      <text:p text:style-name="P8"><text:tab/><text:tab/>1.1.1. Software</text:p>
      <text:p text:style-name="P8"><text:tab/><text:tab/><text:tab/>1.1.1.1.<text:tab/><text:span text:style-name="T1">Google Chrome</text:span> or Mozilla Firefox</text:p>
      <text:p text:style-name="P8"><text:tab/><text:tab/>1.1.2. Hardware</text:p>
      <text:p text:style-name="P8"><text:tab/><text:tab/><text:tab/>1.1.2.1. <text:tab/>Department Laboratory Terminal</text:p>
      <text:p text:style-name="P8"><text:tab/>1.2. System Side</text:p>
      <text:p text:style-name="P8"><text:tab/><text:tab/>1.2.1.<text:tab/>Software</text:p>
      <text:p text:style-name="P8"><text:tab/><text:tab/><text:tab/>1.2.1.1.<text:tab/>Web-based application</text:p>
      <text:p text:style-name="P8"><text:tab/><text:tab/><text:tab/>1.2.1.2.<text:tab/>Database information storage system</text:p>
      <text:p text:style-name="P8">2. Data Structure</text:p>
      <text:p text:style-name="P8"><text:tab/>2.<text:span text:style-name="T1">1</text:span>. Customer has these attributes</text:p>
      <text:p text:style-name="P8"><text:tab/><text:tab/>2.2.1. Unique <text:span text:style-name="T1">Email</text:span></text:p>
      <text:p text:style-name="P8"><text:tab/><text:tab/>2.2.2. <text:span text:style-name="T1">Unique Password</text:span></text:p>
      <text:p text:style-name="P8"><text:tab/><text:tab/>2.2.3. <text:span text:style-name="T1">Unique FaceBook Credentials</text:span></text:p>
      <text:p text:style-name="P8"><text:tab/><text:tab/>2.2.<text:span text:style-name="T2">4. Unique Mobile Number</text:span></text:p>
      <text:p text:style-name="P9">3. Authentication System</text:p>
      <text:p text:style-name="P9"><text:tab/>3.1. User Level</text:p>
      <text:p text:style-name="P9"><text:tab/><text:tab/>3.1.1.<text:tab/>Customer (unlimited, open creation, unlimited orders)</text:p>
      <text:p text:style-name="P9"><text:tab/>3.2. Account Creation</text:p>
      <text:p text:style-name="P9"><text:tab/><text:tab/>3.2.1.<text:tab/>Everyone is allowed to create an account</text:p>
      <text:p text:style-name="P9"><text:tab/><text:tab/>3.2.2.<text:tab/>Required Information</text:p>
      <text:p text:style-name="P9"><text:tab/><text:tab/><text:tab/>3.2.<text:span text:style-name="T3">2</text:span>.<text:span text:style-name="T3">1.<text:tab/></text:span>Listed in section 2.<text:span text:style-name="T3">1</text:span></text:p>
      <text:p text:style-name="P9"><text:tab/>3.3. Account Modification</text:p>
      <text:p text:style-name="P9"><text:tab/><text:tab/>3.3.1.<text:tab/>Users <text:span text:style-name="T4">can</text:span> able to modify any aspect of their account after creation <text:span text:style-name="T4">but with <text:tab/><text:tab/><text:tab/>the valid credentials.</text:span></text:p>
      <text:p text:style-name="P9"><text:tab/>3.4. Login and Logout</text:p>
      <text:p text:style-name="P9"><text:tab/><text:tab/>3.4.1.<text:tab/>There is no lost-password recovery</text:p>
      <text:p text:style-name="P9"><text:tab/><text:tab/>3.4.2.<text:tab/>Logging in allows one to logout<text:tab/></text:p>
      <text:p text:style-name="P9"><text:tab/><text:tab/>3.4.3.<text:tab/>Logging in allows checkout</text:p>
      <text:p text:style-name="P9"><text:tab/><text:tab/>3.4.4. There is a 30-minute session time out after which a logged in user will be</text:p>
      <text:p text:style-name="P9"><text:tab/><text:tab/><text:tab/>logged out automatically.</text:p>
      <text:p text:style-name="P10">4. Shopping Cart</text:p>
      <text:p text:style-name="P10"><text:tab/>4.1.<text:tab/>Logged In</text:p>
      <text:p text:style-name="P10"><text:tab/><text:tab/>4.1.1.<text:tab/>Can add items to cart</text:p>
      <text:p text:style-name="P10"><text:tab/><text:tab/><text:tab/>4.1.1.1.<text:tab/>If Item is not in stock, message displayed informing user to try</text:p>
      <text:p text:style-name="P10"><text:tab/><text:tab/><text:tab/><text:tab/>again later</text:p>
      <text:p text:style-name="P10"><text:tab/><text:tab/><text:tab/>4.1.1.2.<text:tab/>Customer can only purchase one of each item (no quantities</text:p>
      <text:p text:style-name="P10"><text:tab/><text:tab/><text:tab/><text:tab/>associated with orders)</text:p>
      <text:p text:style-name="P10"><text:tab/><text:tab/><text:tab/>4.1.1.3.</text:p>
      <text:p text:style-name="P10"><text:tab/><text:tab/>4.1.2.<text:tab/>If shopping cart not empty, a user may begin Checkout procedure</text:p>
      <text:p text:style-name="P10"><text:soft-page-break/><text:tab/>4.2. Not Logged In</text:p>
      <text:p text:style-name="P10"><text:tab/><text:tab/>4.2.1.<text:tab/>Can add items to cart</text:p>
      <text:p text:style-name="P10"><text:tab/><text:tab/>4.2.2.<text:tab/>User required to login before they may begin Checkout procedure</text:p>
      <text:p text:style-name="P10">5. Checkout procedure</text:p>
      <text:p text:style-name="P10"><text:tab/>5.1. User must successfully use shopping cart before beginning this procedure</text:p>
      <text:p text:style-name="P10"><text:tab/>5.2. Checkout page consists of</text:p>
      <text:p text:style-name="P10"><text:tab/><text:tab/>5.2.1.<text:tab/>A text box for promotion entering</text:p>
      <text:p text:style-name="P11"><text:tab/><text:tab/>5.2.2.<text:tab/>An overview of the purchase</text:p>
      <text:p text:style-name="P11"><text:tab/><text:tab/>5.2.3.<text:tab/>A text box to hold the credit card number</text:p>
      <text:p text:style-name="P10"><text:tab/><text:tab/>5.2.4.<text:tab/>A button to complete the order</text:p>
      <text:p text:style-name="P10"><text:tab/>5.3. Order details sent via email after the checkout has completed</text:p>
      <text:p text:style-name="P10"><text:tab/>5.4. On order completion the inventory is decremented based on items purchased by</text:p>
      <text:p text:style-name="P10"><text:tab/><text:tab/>user</text:p>
      <text:p text:style-name="P12">6.Support</text:p>
      <text:p text:style-name="P12"><text:tab/>6.1 There should be a feature for user queries to ask about the product,how to <text:tab/><text:tab/><text:tab/><text:tab/>buy,shipping,payment,Order Status etc.<text:span text:style-name="T5">(Using email)</text:span></text:p>
      <text:p text:style-name="P13">7.App Download</text:p>
      <text:p text:style-name="P13"><text:tab/>7.1 There Should be a feature for the user to get the downloa<text:span text:style-name="T6">d</text:span> link to the phone <text:span text:style-name="T6">vie,</text:span></text:p>
      <text:p text:style-name="P13"><text:tab/><text:tab/><text:span text:style-name="T6">1.QR Code.</text:span></text:p>
      <text:p text:style-name="P13"><text:tab/><text:tab/><text:span text:style-name="T6">2.Google PlayStore(Android)/App Store(iPhone) Link.</text:span></text:p>
      <text:p text:style-name="P12"/>
      <text:p text:style-name="P12"/>
      <text:p text:style-name="P12"/>
      <text:p text:style-name="P14"><text:span text:style-name="T8">8</text:span><text:span text:style-name="T7">. track order </text:span></text:p>
      <text:p text:style-name="P1"><text:span text:style-name="T9">8</text:span>.1 Track order button should be present in side menu</text:p>
      <text:p text:style-name="P1"/>
      <text:p text:style-name="P1"><text:span text:style-name="T9">8</text:span>.2 when clicked on track order button, window popup should appear.</text:p>
      <text:p text:style-name="P1"/>
      <text:p text:style-name="P1"><text:span text:style-name="T9">8</text:span>.3 Track order window popup should contain <text:span text:style-name="T10">two social media bittons (facebook , google)</text:span></text:p>
      <text:p text:style-name="P1"><text:span text:style-name="T10"><text:tab/>8.3.1 when clicked on facebook button, it should take you to facebook signin page</text:span></text:p>
      <text:p text:style-name="P2"><text:tab/><text:span text:style-name="T9">8</text:span>.3.2 when clicked on google button, it should take you to google signin page.</text:p>
      <text:p text:style-name="P1"/>
      <text:p text:style-name="P1"><text:span text:style-name="T9">8.4 should contain e-mailid text field and <text:s/>continue button.</text:span></text:p>
      <text:p text:style-name="P3"><text:tab/><text:span text:style-name="T9">8</text:span>.<text:span text:style-name="T11">4.1 </text:span>when clicked on continue button without entering mail address, it should throw error <text:tab/> message (mail id is required).</text:p>
      <text:p text:style-name="P3"/>
      <text:p text:style-name="P3"><text:tab/><text:span text:style-name="T9">8</text:span>.<text:span text:style-name="T11">4.2</text:span> after entering valid mail-id, it should ask for password</text:p>
      <text:p text:style-name="P3"><text:tab/><text:span text:style-name="T9">8</text:span>.<text:span text:style-name="T11">4.3</text:span> on valid credential, should be able to login.</text:p>
      <text:p text:style-name="P3"><text:tab/><text:span text:style-name="T9">8</text:span>.<text:span text:style-name="T11">4.4</text:span> on invalid credential, when clicked on login button should throw error message(invalid e-mail id or password!).</text:p>
      <text:p text:style-name="P4"><text:soft-page-break/><text:tab/><text:span text:style-name="T9">8</text:span>.4.5 if you are a new user / if you want to resister, enter mailid, password and click on <text:tab/>register button</text:p>
      <text:p text:style-name="P3"><text:span text:style-name="T12"><text:tab/>8.4.6 after registering you should be able to see the user name on top right corner</text:span></text:p>
      <text:p text:style-name="P3"/>
      <text:p text:style-name="P2"><text:span text:style-name="T9">8</text:span>.5 track order wondow popup should contain cancel botton on top right corner, when clicked on it, it should close the popup.</text:p>
      <text:p text:style-name="P2"/>
      <text:p text:style-name="P5"><text:span text:style-name="T9">9</text:span>. <text:s/>Kurthis and More</text:p>
      <text:p text:style-name="P5"><text:span text:style-name="T9">9</text:span>.1 kurthis and more is the <text:span text:style-name="T13">LINK</text:span> on top menu bar</text:p>
      <text:p text:style-name="P5"/>
      <text:p text:style-name="P5"><text:span text:style-name="T9">9</text:span>.2 when mouse hovered on it, should display the options like</text:p>
      <text:p text:style-name="P5"><text:span text:style-name="T13"><text:tab/>9.2.1 </text:span>kurthis</text:p>
      <text:p text:style-name="P6"><text:tab/><text:span text:style-name="T9">9</text:span>.2.1.1 all links under kurthis should be clickable</text:p>
      <text:p text:style-name="P6"><text:tab/><text:span text:style-name="T9">9</text:span>.2.1.2 should contain link see all at the end</text:p>
      <text:p text:style-name="P6"><text:tab/></text:p>
      <text:p text:style-name="P5"><text:span text:style-name="T13"><text:tab/>9.2.2 </text:span>skirts</text:p>
      <text:p text:style-name="P6"><text:tab/><text:span text:style-name="T9">9</text:span>.2.2.1 all links under skirts should be clickable</text:p>
      <text:p text:style-name="P6"><text:tab/><text:span text:style-name="T9">9</text:span>.2.2.2 should contain link see all at the end</text:p>
      <text:p text:style-name="P5"><text:tab/></text:p>
      <text:p text:style-name="P5"><text:span text:style-name="T13"><text:tab/></text:span></text:p>
      <text:p text:style-name="P5"><text:span text:style-name="T9">9.2.3 </text:span>fusion wear</text:p>
      <text:p text:style-name="P6"><text:tab/><text:span text:style-name="T9">9</text:span>.2.3.1 all links under fusion wear should be clickable</text:p>
      <text:p text:style-name="P6"><text:tab/><text:span text:style-name="T9">9</text:span>.2.3.2 should contain link new at the end</text:p>
      <text:p text:style-name="P5"/>
      <text:p text:style-name="P5"><text:span text:style-name="T13"><text:tab/>9.2.4 </text:span>bottom wear with link new</text:p>
      <text:p text:style-name="P5"><text:tab/><text:span text:style-name="T9">9.2.4.1 all links under fusion wear should be clickable</text:span></text:p>
      <text:p text:style-name="P5"><text:span text:style-name="T13"><text:tab/></text:span></text:p>
      <text:p text:style-name="P5"><text:span text:style-name="T13"><text:tab/>9.2.5 I</text:span>slamic wear</text:p>
      <text:p text:style-name="P2"><text:tab/><text:span text:style-name="T9">9.2.5.1 all links under fusion wear should be clickable</text:span></text:p>
      <text:p text:style-name="P2"/>
      <text:p text:style-name="P15"><text:span text:style-name="T9">9</text:span>.3 when clicked on kurthis and more link, kurthis and more page is displayed</text:p>
      <text:p text:style-name="P15"/>
      <text:p text:style-name="P16"><text:span text:style-name="T9">9</text:span>.4 kurthis page should contain FilterBy on left navigation bar</text:p>
      <text:p text:style-name="P16"/>
      <text:p text:style-name="P16"><text:span text:style-name="T9">9</text:span>.5 page should contain Bread Crumb on top navigation bar to see the navigation</text:p>
      <text:p text:style-name="P16"/>
      <text:p text:style-name="P16"><text:span text:style-name="T9">9</text:span>.6 page should contain sort By on top of the <text:span text:style-name="T15">p</text:span>age</text:p>
      <text:p text:style-name="P17"><text:span text:style-name="T9"><text:tab/>9</text:span>.6.1 popularity</text:p>
      <text:p text:style-name="P17"><text:span text:style-name="T9"><text:tab/>9</text:span>.6.2 price</text:p>
      <text:p text:style-name="P16"/>
      <text:p text:style-name="P18"><text:span text:style-name="T9">9</text:span>.7 page should contain Show option to zoom the images</text:p>
      <text:p text:style-name="P18"/>
      <text:p text:style-name="P18"><text:soft-page-break/><text:span text:style-name="T9">9</text:span>.8 page should have footer which contains payment options, follow us, support, our company, top categories, useful info, policies and info, for sellers.</text:p>
      <text:p text:style-name="P18"/>
      <text:p text:style-name="P18"><text:span text:style-name="T9">9</text:span>.9 page should contain side menu with options wish list, track order, contact us, app download, style trends.</text:p>
      <text:p text:style-name="P18"/>
      <text:p text:style-name="P18"><text:span text:style-name="T9">9</text:span>.10 page should contain pagination <text:span text:style-name="T16">in the bottom </text:span>to <text:span text:style-name="T16">click on</text:span> next page.</text:p>
      <text:p text:style-name="P18"/>
      <text:p text:style-name="P18"><text:span text:style-name="T9">9</text:span>.11 page should contain main menu(top menu)</text:p>
      <text:p text:style-name="P18"/>
      <text:p text:style-name="P18"><text:span text:style-name="T9">9</text:span>.12 page should contain search bar</text:p>
      <text:p text:style-name="P18"/>
      <text:p text:style-name="P19"><text:span text:style-name="T9">9</text:span>.13 cart should be displayed<text:span text:style-name="T17">on top of the page</text:span></text:p>
      <text:p text:style-name="P19"/>
      <text:p text:style-name="P19"><text:span text:style-name="T9">9</text:span>.14 user name should be displayed, and when mousehovered on it, should display the options</text:p>
      <text:p text:style-name="P19"><text:tab/><text:span text:style-name="T9">9</text:span>.14.1 my orders, </text:p>
      <text:p text:style-name="P19"><text:tab/><text:span text:style-name="T9">9</text:span>.14.2 wish list, </text:p>
      <text:p text:style-name="P19"><text:tab/><text:span text:style-name="T9">9</text:span>.14.3 my address, </text:p>
      <text:p text:style-name="P19"><text:tab/><text:span text:style-name="T9">9</text:span>.14.4 bankl details, </text:p>
      <text:p text:style-name="P19"><text:tab/><text:span text:style-name="T9">9</text:span>.14.5 account settings </text:p>
      <text:p text:style-name="P19"><text:tab/><text:span text:style-name="T9">9</text:span>.14.6 logout.</text:p>
      <text:p text:style-name="P20"><text:span text:style-name="T9">9</text:span>.15 their should be an option to download app</text:p>
      <text:p text:style-name="P16"/>
      <text:p text:style-name="P17"><text:span text:style-name="T9">10</text:span>. <text:span text:style-name="T18">social media buttons(follows)</text:span></text:p>
      <text:p text:style-name="P17"><text:span text:style-name="T9"><text:tab/>10</text:span>.1 facebook button</text:p>
      <text:p text:style-name="P17"><text:span text:style-name="T9"><text:tab/>10</text:span>.2 twiter</text:p>
      <text:p text:style-name="P17"><text:span text:style-name="T9"><text:tab/>10</text:span>.3 <text:span text:style-name="T19">google plus</text:span></text:p>
      <text:p text:style-name="P17"><text:span text:style-name="T9"><text:tab/>10.4 pinterest</text:span></text:p>
      <text:p text:style-name="P17"/>
      <text:p text:style-name="P17"/>
      <text:p text:style-name="P21"><text:span text:style-name="T9">11</text:span>. search</text:p>
      <text:p text:style-name="P21"><text:span text:style-name="T9"><text:tab/>11</text:span>.1 clicked on search text field default options are displayed</text:p>
      <text:p text:style-name="P22"><text:tab/>1<text:span text:style-name="T20">1</text:span>.2 text field is enabled to key in</text:p>
      <text:p text:style-name="P22"><text:tab/>1<text:span text:style-name="T20">1</text:span>.3 search icon is clickable after entering text</text:p>
      <text:p text:style-name="P22"/>
      <text:p text:style-name="P22">1<text:span text:style-name="T20">2</text:span>. CraftsVilla logo</text:p>
      <text:p text:style-name="P22"><text:tab/><text:span text:style-name="T21">12.1 present on top of the page towards left</text:span></text:p>
      <text:p text:style-name="P22"><text:tab/>1<text:span text:style-name="T20">2</text:span>.<text:span text:style-name="T21">2</text:span> ToolTip is provided (cv_logo)</text:p>
      <text:p text:style-name="P22"><text:tab/>1<text:span text:style-name="T20">2</text:span>.<text:span text:style-name="T21">3</text:span> clickable</text:p>
      <text:p text:style-name="P22"><text:tab/>1<text:span text:style-name="T20">2</text:span>.<text:span text:style-name="T21">4</text:span> home page is displayed on click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3:58.333702284</meta:creation-date>
    <dc:date>2017-09-20T16:16:29.135898586</dc:date>
    <meta:editing-duration>PT2H51M2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129" meta:word-count="893" meta:character-count="5522" meta:non-whitespace-character-count="4589"/>
  </office:meta>
</office:document-meta>
</file>